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88588" officeooo:paragraph-rsid="00188588"/>
    </style:style>
    <style:style style:name="P4" style:family="paragraph" style:parent-style-name="Text_20_body" style:list-style-name="L1">
      <style:text-properties officeooo:rsid="00188588" officeooo:paragraph-rsid="00188588"/>
    </style:style>
    <style:style style:name="P5" style:family="paragraph" style:parent-style-name="Text_20_body" style:list-style-name="L2"/>
    <style:style style:name="T1" style:family="text">
      <style:text-properties officeooo:rsid="0018858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8952658" text:style-name="Index_20_Link" text:visited-style-name="Index_20_Link">Accessability<text:tab/>1</text:a></text:p>
          <text:p text:style-name="P2"><text:a xlink:type="simple" xlink:href="#__RefHeading___Toc108_8952658" text:style-name="Index_20_Link" text:visited-style-name="Index_20_Link">Packages<text:tab/>1</text:a></text:p>
          <text:p text:style-name="P2"><text:a xlink:type="simple" xlink:href="#__RefHeading___Toc110_8952658" text:style-name="Index_20_Link" text:visited-style-name="Index_20_Link">Objects and Methods<text:tab/>1</text:a></text:p>
        </text:index-body>
      </text:table-of-content>
      <text:h text:style-name="Heading_20_1" text:outline-level="1"/>
      <text:h text:style-name="Heading_20_1" text:outline-level="1"><text:bookmark-start text:name="__RefHeading___Toc106_8952658"/>Accessability<text:bookmark-end text:name="__RefHeading___Toc106_8952658"/></text:h>
      <text:h text:style-name="Heading_20_2" text:outline-level="2"><text:bookmark-start text:name="__RefHeading___Toc108_8952658"/>Packages<text:bookmark-end text:name="__RefHeading___Toc108_8952658"/></text:h>
      <text:list xml:id="list3044757128" text:style-name="L1">
        <text:list-item>
          <text:p text:style-name="P4">‘global’ – available everywhere</text:p>
        </text:list-item>
        <text:list-item>
          <text:p text:style-name="P4">‘const’ – may not be changed</text:p>
        </text:list-item>
        <text:list-item>
          <text:p text:style-name="P4">‘tropic’ – only available within the package</text:p>
        </text:list-item>
      </text:list>
      <text:h text:style-name="Heading_20_2" text:outline-level="2"><text:bookmark-start text:name="__RefHeading___Toc110_8952658"/>Objects <text:span text:style-name="T1">and Methods</text:span><text:bookmark-end text:name="__RefHeading___Toc110_8952658"/></text:h>
      <text:list xml:id="list1743857692" text:style-name="L2">
        <text:list-item>
          <text:p text:style-name="P5">‘<text:span text:style-name="T1">public’ – available everywhere</text:span></text:p>
        </text:list-item>
        <text:list-item>
          <text:p text:style-name="P5">‘<text:span text:style-name="T1">read’ – may be read everywhere, but not edited.</text:span></text:p>
        </text:list-item>
        <text:list-item>
          <text:p text:style-name="P5">‘<text:span text:style-name="T1">private’ – only available within the object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50:09.234569221</meta:creation-date>
    <meta:generator>LibreOffice/6.4.7.2$Linux_X86_64 LibreOffice_project/40$Build-2</meta:generator>
    <dc:date>2021-10-15T12:01:18.410101741</dc:date>
    <meta:editing-duration>PT11M8S</meta:editing-duration>
    <meta:editing-cycles>2</meta:editing-cycles>
    <meta:document-statistic meta:table-count="0" meta:image-count="0" meta:object-count="0" meta:page-count="1" meta:paragraph-count="13" meta:word-count="53" meta:character-count="335" meta:non-whitespace-character-count="295"/>
  </office:meta>
</office:document-meta>
</file>